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Trebuchet MS" officeooo:rsid="00128d3c" officeooo:paragraph-rsid="001469c1"/>
    </style:style>
    <style:style style:name="P2" style:family="paragraph" style:parent-style-name="Standard">
      <style:text-properties style:font-name="Trebuchet MS" officeooo:rsid="00128d3c" officeooo:paragraph-rsid="001469c1"/>
    </style:style>
    <style:style style:name="P3" style:family="paragraph" style:parent-style-name="Standard">
      <style:text-properties style:font-name="Trebuchet MS" officeooo:rsid="00128d3c" officeooo:paragraph-rsid="00157985"/>
    </style:style>
    <style:style style:name="P4" style:family="paragraph" style:parent-style-name="Standard">
      <style:text-properties style:font-name="Trebuchet MS" officeooo:rsid="00128d3c" officeooo:paragraph-rsid="001856f5"/>
    </style:style>
    <style:style style:name="P5" style:family="paragraph" style:parent-style-name="Standard">
      <style:text-properties style:font-name="Trebuchet MS" officeooo:rsid="00128d3c" officeooo:paragraph-rsid="00128d3c"/>
    </style:style>
    <style:style style:name="P6" style:family="paragraph" style:parent-style-name="Standard">
      <style:text-properties style:font-name="Trebuchet MS" officeooo:rsid="00128d3c" officeooo:paragraph-rsid="001a0056"/>
    </style:style>
    <style:style style:name="P7" style:family="paragraph" style:parent-style-name="Standard">
      <style:text-properties style:font-name="Trebuchet MS" officeooo:rsid="00128d3c" officeooo:paragraph-rsid="001c8c20"/>
    </style:style>
    <style:style style:name="P8" style:family="paragraph" style:parent-style-name="Standard">
      <style:paragraph-properties fo:text-align="end" style:justify-single-word="false"/>
      <style:text-properties style:font-name="Trebuchet MS" officeooo:rsid="001469c1" officeooo:paragraph-rsid="001469c1"/>
    </style:style>
    <style:style style:name="P9" style:family="paragraph" style:parent-style-name="Standard">
      <style:text-properties style:font-name="Trebuchet MS" officeooo:rsid="001469c1" officeooo:paragraph-rsid="001469c1"/>
    </style:style>
    <style:style style:name="P10" style:family="paragraph" style:parent-style-name="Standard">
      <style:paragraph-properties fo:text-align="end" style:justify-single-word="false"/>
      <style:text-properties style:font-name="Trebuchet MS" fo:font-weight="bold" officeooo:rsid="001469c1" officeooo:paragraph-rsid="001469c1" style:font-weight-asian="bold" style:font-weight-complex="bold"/>
    </style:style>
    <style:style style:name="P11" style:family="paragraph" style:parent-style-name="Standard">
      <style:text-properties style:font-name="Trebuchet MS" fo:font-weight="bold" officeooo:rsid="00128d3c" officeooo:paragraph-rsid="001c8c20" style:font-weight-asian="bold" style:font-weight-complex="bold"/>
    </style:style>
    <style:style style:name="P12" style:family="paragraph" style:parent-style-name="Standard">
      <style:text-properties style:font-name="Trebuchet MS" officeooo:rsid="0014b9ca" officeooo:paragraph-rsid="0014b9ca"/>
    </style:style>
    <style:style style:name="P13" style:family="paragraph" style:parent-style-name="Standard">
      <style:text-properties style:font-name="Trebuchet MS" officeooo:rsid="00157985" officeooo:paragraph-rsid="00157985"/>
    </style:style>
    <style:style style:name="P14" style:family="paragraph" style:parent-style-name="Standard">
      <style:text-properties style:font-name="Trebuchet MS" officeooo:rsid="00186038" officeooo:paragraph-rsid="00186038"/>
    </style:style>
    <style:style style:name="P15" style:family="paragraph" style:parent-style-name="Standard">
      <style:text-properties style:font-name="Trebuchet MS" officeooo:rsid="001c8c20" officeooo:paragraph-rsid="001c8c20"/>
    </style:style>
    <style:style style:name="P16" style:family="paragraph" style:parent-style-name="Standard">
      <style:text-properties style:font-name="Trebuchet MS" officeooo:rsid="001e3c35" officeooo:paragraph-rsid="001e3c35"/>
    </style:style>
    <style:style style:name="P17" style:family="paragraph" style:parent-style-name="Standard">
      <style:text-properties style:font-name="Trebuchet MS" officeooo:rsid="001e6c52" officeooo:paragraph-rsid="001e6c52"/>
    </style:style>
    <style:style style:name="P18" style:family="paragraph" style:parent-style-name="Standard">
      <style:text-properties style:font-name="Trebuchet MS" officeooo:rsid="001f5045" officeooo:paragraph-rsid="001f5045"/>
    </style:style>
    <style:style style:name="P19" style:family="paragraph" style:parent-style-name="Standard">
      <style:text-properties style:font-name="Trebuchet MS" fo:font-size="10pt" officeooo:rsid="00128d3c" officeooo:paragraph-rsid="001a0056" style:font-size-asian="10pt" style:font-size-complex="10pt"/>
    </style:style>
    <style:style style:name="P20" style:family="paragraph" style:parent-style-name="Standard">
      <style:text-properties style:font-name="Trebuchet MS" fo:font-size="10pt" officeooo:rsid="00128d3c" officeooo:paragraph-rsid="00128d3c" style:font-size-asian="10pt" style:font-size-complex="10pt"/>
    </style:style>
    <style:style style:name="P21" style:family="paragraph" style:parent-style-name="Standard">
      <style:text-properties style:font-name="Trebuchet MS" fo:font-size="10pt" officeooo:rsid="00128d3c" officeooo:paragraph-rsid="001b3285" style:font-size-asian="10pt" style:font-size-complex="10pt"/>
    </style:style>
    <style:style style:name="P22" style:family="paragraph" style:parent-style-name="Standard">
      <style:text-properties style:font-name="Trebuchet MS" fo:font-size="10pt" officeooo:rsid="00128d3c" officeooo:paragraph-rsid="00231eee" style:font-size-asian="10pt" style:font-size-complex="10pt"/>
    </style:style>
    <style:style style:name="P23" style:family="paragraph" style:parent-style-name="Standard">
      <style:text-properties style:font-name="Trebuchet MS" fo:font-size="10pt" officeooo:rsid="00128d3c" officeooo:paragraph-rsid="00283be3" style:font-size-asian="10pt" style:font-size-complex="10pt"/>
    </style:style>
    <style:style style:name="P24" style:family="paragraph" style:parent-style-name="Standard">
      <style:text-properties style:font-name="Trebuchet MS" fo:font-size="10pt" officeooo:rsid="00128d3c" officeooo:paragraph-rsid="0014a7d4" style:font-size-asian="10pt" style:font-size-complex="10pt"/>
    </style:style>
    <style:style style:name="P25" style:family="paragraph" style:parent-style-name="Standard">
      <style:text-properties style:font-name="Trebuchet MS" fo:font-size="10pt" officeooo:rsid="001f5045" officeooo:paragraph-rsid="001f5045" style:font-size-asian="10pt" style:font-size-complex="10pt"/>
    </style:style>
    <style:style style:name="P26" style:family="paragraph" style:parent-style-name="Standard">
      <style:text-properties style:font-name="Trebuchet MS" fo:font-size="10pt" officeooo:rsid="001b3285" officeooo:paragraph-rsid="001b3285" style:font-size-asian="10pt" style:font-size-complex="10pt"/>
    </style:style>
    <style:style style:name="P27" style:family="paragraph" style:parent-style-name="Standard">
      <style:text-properties style:font-name="Trebuchet MS" fo:font-size="10pt" officeooo:rsid="001b3285" officeooo:paragraph-rsid="001c2ee9" style:font-size-asian="10pt" style:font-size-complex="10pt"/>
    </style:style>
    <style:style style:name="P28" style:family="paragraph" style:parent-style-name="Standard">
      <style:text-properties style:font-name="Trebuchet MS" fo:font-size="10pt" officeooo:rsid="001c2ee9" officeooo:paragraph-rsid="001c2ee9" style:font-size-asian="10pt" style:font-size-complex="10pt"/>
    </style:style>
    <style:style style:name="P29" style:family="paragraph" style:parent-style-name="Standard">
      <style:text-properties style:font-name="Trebuchet MS" fo:font-size="10pt" officeooo:rsid="001c8c20" officeooo:paragraph-rsid="001c8c20" style:font-size-asian="10pt" style:font-size-complex="10pt"/>
    </style:style>
    <style:style style:name="P30" style:family="paragraph" style:parent-style-name="Standard">
      <style:text-properties style:font-name="Trebuchet MS" fo:font-size="10pt" officeooo:rsid="001e3c35" officeooo:paragraph-rsid="00128d3c" style:font-size-asian="10pt" style:font-size-complex="10pt"/>
    </style:style>
    <style:style style:name="P31" style:family="paragraph" style:parent-style-name="Standard">
      <style:text-properties style:font-name="Trebuchet MS" fo:font-size="10pt" officeooo:rsid="001e6c52" officeooo:paragraph-rsid="001e6c52" style:font-size-asian="10pt" style:font-size-complex="10pt"/>
    </style:style>
    <style:style style:name="P32" style:family="paragraph" style:parent-style-name="Standard">
      <style:text-properties style:font-name="Trebuchet MS" fo:font-size="10pt" officeooo:rsid="00298946" officeooo:paragraph-rsid="00298946" style:font-size-asian="10pt" style:font-size-complex="10pt"/>
    </style:style>
    <style:style style:name="P33" style:family="paragraph" style:parent-style-name="Standard">
      <style:text-properties style:font-name="Trebuchet MS" fo:font-size="10pt" officeooo:rsid="002c1738" officeooo:paragraph-rsid="002c1738" style:font-size-asian="10pt" style:font-size-complex="10pt"/>
    </style:style>
    <style:style style:name="P34" style:family="paragraph" style:parent-style-name="Standard">
      <style:text-properties style:font-name="Trebuchet MS" fo:font-size="10pt" officeooo:rsid="002c1738" officeooo:paragraph-rsid="00330ecc" style:font-size-asian="10pt" style:font-size-complex="10pt"/>
    </style:style>
    <style:style style:name="P35" style:family="paragraph" style:parent-style-name="Standard">
      <style:text-properties style:font-name="Trebuchet MS" fo:font-size="10pt" officeooo:rsid="002c1738" officeooo:paragraph-rsid="00373bb6" style:font-size-asian="10pt" style:font-size-complex="10pt"/>
    </style:style>
    <style:style style:name="P36" style:family="paragraph" style:parent-style-name="Standard">
      <style:text-properties style:font-name="Trebuchet MS" fo:font-size="10pt" officeooo:rsid="002c1738" officeooo:paragraph-rsid="00374c3b" style:font-size-asian="10pt" style:font-size-complex="10pt"/>
    </style:style>
    <style:style style:name="P37" style:family="paragraph" style:parent-style-name="Standard">
      <style:text-properties style:font-name="Trebuchet MS" fo:font-size="10pt" officeooo:rsid="002c1738" officeooo:paragraph-rsid="0037973a" style:font-size-asian="10pt" style:font-size-complex="10pt"/>
    </style:style>
    <style:style style:name="P38" style:family="paragraph" style:parent-style-name="Standard">
      <style:text-properties style:font-name="Trebuchet MS" fo:font-size="10pt" officeooo:rsid="002c1738" officeooo:paragraph-rsid="003be935" style:font-size-asian="10pt" style:font-size-complex="10pt"/>
    </style:style>
    <style:style style:name="P39" style:family="paragraph" style:parent-style-name="Standard">
      <style:text-properties style:font-name="Trebuchet MS" fo:font-size="10pt" officeooo:rsid="002c1738" officeooo:paragraph-rsid="003db44b" style:font-size-asian="10pt" style:font-size-complex="10pt"/>
    </style:style>
    <style:style style:name="P40" style:family="paragraph" style:parent-style-name="Standard">
      <style:text-properties style:font-name="Trebuchet MS" fo:font-size="10pt" officeooo:rsid="002c1738" officeooo:paragraph-rsid="003f72c8" style:font-size-asian="10pt" style:font-size-complex="10pt"/>
    </style:style>
    <style:style style:name="P41" style:family="paragraph" style:parent-style-name="Standard">
      <style:text-properties style:font-name="Trebuchet MS" fo:font-size="10pt" officeooo:rsid="002c1738" officeooo:paragraph-rsid="0045486b" style:font-size-asian="10pt" style:font-size-complex="10pt"/>
    </style:style>
    <style:style style:name="P42" style:family="paragraph" style:parent-style-name="Standard">
      <style:text-properties style:font-name="Trebuchet MS" fo:font-size="10pt" officeooo:rsid="002c1738" officeooo:paragraph-rsid="0048aa0c" style:font-size-asian="10pt" style:font-size-complex="10pt"/>
    </style:style>
    <style:style style:name="P43" style:family="paragraph" style:parent-style-name="Standard">
      <style:text-properties style:font-name="Trebuchet MS" fo:font-size="10pt" officeooo:rsid="002df93a" officeooo:paragraph-rsid="002df93a" style:font-size-asian="10pt" style:font-size-complex="10pt"/>
    </style:style>
    <style:style style:name="P44" style:family="paragraph" style:parent-style-name="Standard">
      <style:text-properties style:font-name="Trebuchet MS" fo:font-size="10pt" officeooo:rsid="002ff26b" officeooo:paragraph-rsid="002ff26b" style:font-size-asian="10pt" style:font-size-complex="10pt"/>
    </style:style>
    <style:style style:name="P45" style:family="paragraph" style:parent-style-name="Standard">
      <style:text-properties style:font-name="Trebuchet MS" fo:font-size="10pt" officeooo:rsid="0014a7d4" officeooo:paragraph-rsid="0014a7d4" style:font-size-asian="10pt" style:font-size-complex="10pt"/>
    </style:style>
    <style:style style:name="P46" style:family="paragraph" style:parent-style-name="Standard">
      <style:text-properties style:font-name="Trebuchet MS" fo:font-size="10pt" officeooo:rsid="0014b9ca" officeooo:paragraph-rsid="0014b9ca" style:font-size-asian="10pt" style:font-size-complex="10pt"/>
    </style:style>
    <style:style style:name="P47" style:family="paragraph" style:parent-style-name="Standard">
      <style:text-properties style:font-name="Trebuchet MS" fo:font-size="10pt" officeooo:rsid="00157985" officeooo:paragraph-rsid="00157985" style:font-size-asian="10pt" style:font-size-complex="10pt"/>
    </style:style>
    <style:style style:name="P48" style:family="paragraph" style:parent-style-name="Standard">
      <style:text-properties style:font-name="Trebuchet MS" fo:font-size="10pt" officeooo:rsid="001856f5" officeooo:paragraph-rsid="00157985" style:font-size-asian="10pt" style:font-size-complex="10pt"/>
    </style:style>
    <style:style style:name="P49" style:family="paragraph" style:parent-style-name="Standard">
      <style:text-properties style:font-name="Trebuchet MS" fo:font-size="10pt" officeooo:rsid="001856f5" officeooo:paragraph-rsid="001856f5" style:font-size-asian="10pt" style:font-size-complex="10pt"/>
    </style:style>
    <style:style style:name="P50" style:family="paragraph" style:parent-style-name="Standard">
      <style:text-properties style:font-name="Trebuchet MS" fo:font-size="10pt" officeooo:rsid="00330ecc" officeooo:paragraph-rsid="00330ecc" style:font-size-asian="10pt" style:font-size-complex="10pt"/>
    </style:style>
    <style:style style:name="P51" style:family="paragraph" style:parent-style-name="Standard">
      <style:text-properties style:font-name="Trebuchet MS" fo:font-size="10pt" officeooo:rsid="00373bb6" officeooo:paragraph-rsid="00373bb6" style:font-size-asian="10pt" style:font-size-complex="10pt"/>
    </style:style>
    <style:style style:name="P52" style:family="paragraph" style:parent-style-name="Standard">
      <style:text-properties style:font-name="Trebuchet MS" fo:font-size="10pt" officeooo:rsid="003bbf24" officeooo:paragraph-rsid="002c1738" style:font-size-asian="10pt" style:font-size-complex="10pt"/>
    </style:style>
    <style:style style:name="P53" style:family="paragraph" style:parent-style-name="Standard">
      <style:text-properties style:font-name="Trebuchet MS" fo:font-size="10pt" officeooo:rsid="003bbf24" officeooo:paragraph-rsid="003bbf24" style:font-size-asian="10pt" style:font-size-complex="10pt"/>
    </style:style>
    <style:style style:name="P54" style:family="paragraph" style:parent-style-name="Standard">
      <style:text-properties style:font-name="Trebuchet MS" fo:font-size="10pt" officeooo:rsid="003be935" officeooo:paragraph-rsid="003db44b" style:font-size-asian="10pt" style:font-size-complex="10pt"/>
    </style:style>
    <style:style style:name="P55" style:family="paragraph" style:parent-style-name="Standard">
      <style:text-properties style:font-name="Trebuchet MS" fo:font-size="10pt" officeooo:rsid="003db44b" officeooo:paragraph-rsid="003db44b" style:font-size-asian="10pt" style:font-size-complex="10pt"/>
    </style:style>
    <style:style style:name="P56" style:family="paragraph" style:parent-style-name="Standard">
      <style:text-properties style:font-name="Trebuchet MS" fo:font-size="10pt" officeooo:rsid="003f72c8" officeooo:paragraph-rsid="003f72c8" style:font-size-asian="10pt" style:font-size-complex="10pt"/>
    </style:style>
    <style:style style:name="P57" style:family="paragraph" style:parent-style-name="Standard">
      <style:text-properties style:font-name="Trebuchet MS" fo:font-size="10pt" officeooo:rsid="0040c2fe" officeooo:paragraph-rsid="0040c2fe" style:font-size-asian="10pt" style:font-size-complex="10pt"/>
    </style:style>
    <style:style style:name="P58" style:family="paragraph" style:parent-style-name="Standard">
      <style:text-properties style:font-name="Trebuchet MS" fo:font-size="10pt" officeooo:rsid="0037973a" officeooo:paragraph-rsid="0037973a" style:font-size-asian="10pt" style:font-size-complex="10pt"/>
    </style:style>
    <style:style style:name="P59" style:family="paragraph" style:parent-style-name="Standard">
      <style:text-properties style:font-name="Trebuchet MS" fo:font-size="10pt" officeooo:rsid="00473af0" officeooo:paragraph-rsid="00473af0" style:font-size-asian="10pt" style:font-size-complex="10pt"/>
    </style:style>
    <style:style style:name="P60" style:family="paragraph" style:parent-style-name="Standard">
      <style:text-properties style:font-name="Trebuchet MS" fo:font-size="10pt" officeooo:rsid="0048aa0c" officeooo:paragraph-rsid="0048aa0c" style:font-size-asian="10pt" style:font-size-complex="10pt"/>
    </style:style>
    <style:style style:name="P61" style:family="paragraph" style:parent-style-name="Standard">
      <style:text-properties style:font-name="Trebuchet MS" fo:font-size="10pt" fo:font-weight="bold" officeooo:rsid="002ff26b" officeooo:paragraph-rsid="002ff26b" style:font-size-asian="10pt" style:font-weight-asian="bold" style:font-size-complex="10pt" style:font-weight-complex="bold"/>
    </style:style>
    <style:style style:name="P62" style:family="paragraph" style:parent-style-name="Standard">
      <style:text-properties style:font-name="Trebuchet MS" fo:font-size="10pt" fo:font-weight="bold" officeooo:rsid="002c1738" officeooo:paragraph-rsid="0035ad2e" style:font-size-asian="10pt" style:font-weight-asian="bold" style:font-size-complex="10pt" style:font-weight-complex="bold"/>
    </style:style>
    <style:style style:name="P63" style:family="paragraph" style:parent-style-name="Standard">
      <style:text-properties style:font-name="Trebuchet MS" fo:font-size="10pt" fo:font-weight="bold" officeooo:rsid="002c1738" officeooo:paragraph-rsid="00374c3b" style:font-size-asian="10pt" style:font-weight-asian="bold" style:font-size-complex="10pt" style:font-weight-complex="bold"/>
    </style:style>
    <style:style style:name="P64" style:family="paragraph" style:parent-style-name="Standard">
      <style:text-properties style:font-name="Trebuchet MS" fo:font-size="10pt" fo:font-weight="bold" officeooo:rsid="002c1738" officeooo:paragraph-rsid="003f72c8" style:font-size-asian="10pt" style:font-weight-asian="bold" style:font-size-complex="10pt" style:font-weight-complex="bold"/>
    </style:style>
    <style:style style:name="P65" style:family="paragraph" style:parent-style-name="Standard">
      <style:text-properties style:font-name="Trebuchet MS" fo:font-size="10pt" fo:font-weight="bold" officeooo:rsid="002c1738" officeooo:paragraph-rsid="002c1738" style:font-size-asian="10pt" style:font-weight-asian="bold" style:font-size-complex="10pt" style:font-weight-complex="bold"/>
    </style:style>
    <style:style style:name="P66" style:family="paragraph" style:parent-style-name="Standard">
      <style:text-properties style:font-name="Trebuchet MS" fo:font-size="10pt" fo:font-weight="bold" officeooo:rsid="00373bb6" officeooo:paragraph-rsid="00373bb6" style:font-size-asian="10pt" style:font-weight-asian="bold" style:font-size-complex="10pt" style:font-weight-complex="bold"/>
    </style:style>
    <style:style style:name="P67" style:family="paragraph" style:parent-style-name="Standard">
      <style:text-properties style:font-name="Trebuchet MS" fo:font-size="10pt" fo:font-weight="bold" officeooo:rsid="00373bb6" officeooo:paragraph-rsid="0037973a" style:font-size-asian="10pt" style:font-weight-asian="bold" style:font-size-complex="10pt" style:font-weight-complex="bold"/>
    </style:style>
    <style:style style:name="P68" style:family="paragraph" style:parent-style-name="Standard">
      <style:text-properties style:font-name="Trebuchet MS" fo:font-size="10pt" fo:font-weight="bold" officeooo:rsid="003f72c8" officeooo:paragraph-rsid="003f72c8" style:font-size-asian="10pt" style:font-weight-asian="bold" style:font-size-complex="10pt" style:font-weight-complex="bold"/>
    </style:style>
    <style:style style:name="P69" style:family="paragraph" style:parent-style-name="Standard">
      <style:text-properties style:font-name="Trebuchet MS" fo:font-size="10pt" fo:font-weight="bold" officeooo:rsid="003fc51e" officeooo:paragraph-rsid="003fc51e" style:font-size-asian="10pt" style:font-weight-asian="bold" style:font-size-complex="10pt" style:font-weight-complex="bold"/>
    </style:style>
    <style:style style:name="P70" style:family="paragraph" style:parent-style-name="Standard">
      <style:text-properties style:font-name="Trebuchet MS" fo:font-size="10pt" fo:font-weight="bold" officeooo:rsid="0040c2fe" officeooo:paragraph-rsid="0040c2fe" style:font-size-asian="10pt" style:font-weight-asian="bold" style:font-size-complex="10pt" style:font-weight-complex="bold"/>
    </style:style>
    <style:style style:name="P71" style:family="paragraph" style:parent-style-name="Standard">
      <style:text-properties style:font-name="Trebuchet MS" fo:font-size="10pt" fo:font-weight="bold" officeooo:rsid="003be935" officeooo:paragraph-rsid="003db44b" style:font-size-asian="10pt" style:font-weight-asian="bold" style:font-size-complex="10pt" style:font-weight-complex="bold"/>
    </style:style>
    <style:style style:name="P72" style:family="paragraph" style:parent-style-name="Standard">
      <style:text-properties style:font-name="Trebuchet MS" fo:font-size="10pt" fo:font-weight="bold" officeooo:rsid="0048aa0c" officeooo:paragraph-rsid="0048aa0c" style:font-size-asian="10pt" style:font-weight-asian="bold" style:font-size-complex="10pt" style:font-weight-complex="bold"/>
    </style:style>
    <style:style style:name="P73" style:family="paragraph" style:parent-style-name="Standard">
      <style:text-properties style:font-name="Trebuchet MS" fo:font-size="10pt" fo:font-weight="bold" officeooo:rsid="00473af0" officeooo:paragraph-rsid="00473af0" style:font-size-asian="10pt" style:font-weight-asian="bold" style:font-size-complex="10pt" style:font-weight-complex="bold"/>
    </style:style>
    <style:style style:name="P74" style:family="paragraph" style:parent-style-name="Standard">
      <style:text-properties style:font-name="Trebuchet MS" fo:font-size="10pt" fo:font-weight="normal" officeooo:rsid="002c1738" officeooo:paragraph-rsid="0035ad2e" style:font-size-asian="10pt" style:font-weight-asian="normal" style:font-size-complex="10pt" style:font-weight-complex="normal"/>
    </style:style>
    <style:style style:name="P75" style:family="paragraph" style:parent-style-name="Standard">
      <style:text-properties style:font-name="Trebuchet MS" fo:font-size="10pt" fo:font-weight="normal" officeooo:rsid="0035ad2e" officeooo:paragraph-rsid="0035ad2e" style:font-size-asian="10pt" style:font-weight-asian="normal" style:font-size-complex="10pt" style:font-weight-complex="normal"/>
    </style:style>
    <style:style style:name="P76" style:family="paragraph" style:parent-style-name="Standard">
      <style:text-properties style:font-name="Trebuchet MS" fo:font-size="10pt" fo:font-weight="normal" officeooo:rsid="00403618" officeooo:paragraph-rsid="00403618" style:font-size-asian="10pt" style:font-weight-asian="normal" style:font-size-complex="10pt" style:font-weight-complex="normal"/>
    </style:style>
    <style:style style:name="P77" style:family="paragraph" style:parent-style-name="Standard">
      <style:text-properties style:font-name="Trebuchet MS" fo:font-size="10pt" fo:font-weight="normal" officeooo:rsid="003f72c8" officeooo:paragraph-rsid="003db44b" style:font-size-asian="10pt" style:font-weight-asian="normal" style:font-size-complex="10pt" style:font-weight-complex="normal"/>
    </style:style>
    <style:style style:name="P78" style:family="paragraph" style:parent-style-name="Standard">
      <style:text-properties style:font-name="Trebuchet MS" fo:font-size="10pt" fo:font-weight="normal" officeooo:rsid="0048aa0c" officeooo:paragraph-rsid="0048aa0c" style:font-size-asian="10pt" style:font-weight-asian="normal" style:font-size-complex="10pt" style:font-weight-complex="normal"/>
    </style:style>
    <style:style style:name="P79" style:family="paragraph" style:parent-style-name="Title">
      <style:text-properties style:font-name="Trebuchet MS"/>
    </style:style>
    <style:style style:name="P80" style:family="paragraph" style:parent-style-name="Text_20_body">
      <style:text-properties style:font-name="Trebuchet MS" fo:font-size="10pt" officeooo:rsid="00283be3" officeooo:paragraph-rsid="00283be3" style:font-size-asian="10pt" style:font-size-complex="10pt"/>
    </style:style>
    <style:style style:name="P81" style:family="paragraph" style:parent-style-name="Standard" style:master-page-name="First_20_Page">
      <style:paragraph-properties fo:text-align="end" style:justify-single-word="false" style:page-number="auto" fo:break-before="page"/>
      <style:text-properties style:font-name="Trebuchet MS" officeooo:rsid="00128d3c" officeooo:paragraph-rsid="001469c1"/>
    </style:style>
    <style:style style:name="P82" style:family="paragraph" style:parent-style-name="Standard">
      <style:text-properties style:font-name="Trebuchet MS" fo:font-size="10pt" officeooo:rsid="002c1738" officeooo:paragraph-rsid="002c1738" style:font-size-asian="10pt" style:font-size-complex="10pt"/>
    </style:style>
    <style:style style:name="P83" style:family="paragraph" style:parent-style-name="Standard">
      <style:text-properties style:font-name="Trebuchet MS" fo:font-size="10pt" officeooo:rsid="004c521f" officeooo:paragraph-rsid="004c521f" style:font-size-asian="10pt" style:font-size-complex="10pt"/>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283be3" officeooo:paragraph-rsid="00283be3"/>
    </style:style>
    <style:style style:name="P86" style:family="paragraph" style:parent-style-name="Heading_20_2">
      <style:text-properties style:font-name="Trebuchet MS"/>
    </style:style>
    <style:style style:name="T1" style:family="text">
      <style:text-properties fo:font-size="15pt" officeooo:rsid="00128d3c" style:font-size-asian="13.1000003814697pt" style:font-size-complex="15pt"/>
    </style:style>
    <style:style style:name="T2" style:family="text">
      <style:text-properties fo:font-size="15pt" fo:font-weight="normal" style:font-size-asian="13.1000003814697pt" style:font-weight-asian="normal" style:font-size-complex="15pt" style:font-weight-complex="normal"/>
    </style:style>
    <style:style style:name="T3" style:family="text">
      <style:text-properties fo:font-size="14pt" officeooo:rsid="00128d3c" style:font-size-asian="14pt" style:font-size-complex="14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size="13pt" fo:font-weight="normal" officeooo:rsid="00128d3c" style:font-size-asian="13pt" style:font-weight-asian="normal" style:font-size-complex="13pt" style:font-weight-complex="normal"/>
    </style:style>
    <style:style style:name="T6" style:family="text">
      <style:text-properties officeooo:rsid="00186038"/>
    </style:style>
    <style:style style:name="T7" style:family="text">
      <style:text-properties officeooo:rsid="001a0056"/>
    </style:style>
    <style:style style:name="T8" style:family="text">
      <style:text-properties fo:font-weight="bold" style:font-weight-asian="bold" style:font-weight-complex="bold"/>
    </style:style>
    <style:style style:name="T9" style:family="text">
      <style:text-properties fo:font-weight="bold" officeooo:rsid="00186038" style:font-weight-asian="bold" style:font-weight-complex="bold"/>
    </style:style>
    <style:style style:name="T10" style:family="text">
      <style:text-properties fo:font-weight="bold" officeooo:rsid="001a0056" style:font-weight-asian="bold" style:font-weight-complex="bold"/>
    </style:style>
    <style:style style:name="T11" style:family="text">
      <style:text-properties fo:font-weight="bold" officeooo:rsid="001cf0a0" style:font-weight-asian="bold" style:font-weight-complex="bold"/>
    </style:style>
    <style:style style:name="T12" style:family="text">
      <style:text-properties fo:font-weight="bold" officeooo:rsid="001b3285" style:font-weight-asian="bold" style:font-weight-complex="bold"/>
    </style:style>
    <style:style style:name="T13" style:family="text">
      <style:text-properties fo:font-weight="bold" officeooo:rsid="00231eee" style:font-weight-asian="bold" style:font-weight-complex="bold"/>
    </style:style>
    <style:style style:name="T14" style:family="text">
      <style:text-properties fo:font-weight="bold" officeooo:rsid="00306fdc" style:font-weight-asian="bold" style:font-weight-complex="bold"/>
    </style:style>
    <style:style style:name="T15" style:family="text">
      <style:text-properties fo:font-weight="bold" officeooo:rsid="0045486b" style:font-weight-asian="bold" style:font-weight-complex="bold"/>
    </style:style>
    <style:style style:name="T16" style:family="text">
      <style:text-properties fo:font-weight="bold" officeooo:rsid="004a7a28" style:font-weight-asian="bold" style:font-weight-complex="bold"/>
    </style:style>
    <style:style style:name="T17" style:family="text">
      <style:text-properties officeooo:rsid="001b3285"/>
    </style:style>
    <style:style style:name="T18" style:family="text">
      <style:text-properties officeooo:rsid="001c2ee9"/>
    </style:style>
    <style:style style:name="T19" style:family="text">
      <style:text-properties officeooo:rsid="001c8c20"/>
    </style:style>
    <style:style style:name="T20" style:family="text">
      <style:text-properties officeooo:rsid="001cf0a0"/>
    </style:style>
    <style:style style:name="T21" style:family="text">
      <style:text-properties officeooo:rsid="001e6c52"/>
    </style:style>
    <style:style style:name="T22" style:family="text">
      <style:text-properties officeooo:rsid="001f5045"/>
    </style:style>
    <style:style style:name="T23" style:family="text">
      <style:text-properties officeooo:rsid="00213c6b"/>
    </style:style>
    <style:style style:name="T24" style:family="text">
      <style:text-properties officeooo:rsid="00227e93"/>
    </style:style>
    <style:style style:name="T25" style:family="text">
      <style:text-properties officeooo:rsid="00231eee"/>
    </style:style>
    <style:style style:name="T26" style:family="text">
      <style:text-properties officeooo:rsid="00283be3"/>
    </style:style>
    <style:style style:name="T27" style:family="text">
      <style:text-properties fo:font-size="10pt" style:font-size-asian="10pt" style:font-size-complex="10pt"/>
    </style:style>
    <style:style style:name="T28" style:family="text">
      <style:text-properties fo:font-size="10pt" officeooo:rsid="001cf0a0" style:font-size-asian="10pt" style:font-size-complex="10pt"/>
    </style:style>
    <style:style style:name="T29" style:family="text">
      <style:text-properties style:font-name="Trebuchet MS" fo:font-size="10pt" officeooo:rsid="00128d3c" style:font-size-asian="10pt" style:font-size-complex="10pt"/>
    </style:style>
    <style:style style:name="T30" style:family="text">
      <style:text-properties officeooo:rsid="002b723f"/>
    </style:style>
    <style:style style:name="T31" style:family="text">
      <style:text-properties officeooo:rsid="002d7d15"/>
    </style:style>
    <style:style style:name="T32" style:family="text">
      <style:text-properties officeooo:rsid="002df93a"/>
    </style:style>
    <style:style style:name="T33" style:family="text">
      <style:text-properties officeooo:rsid="00303d72"/>
    </style:style>
    <style:style style:name="T34" style:family="text">
      <style:text-properties officeooo:rsid="00306fdc"/>
    </style:style>
    <style:style style:name="T35" style:family="text">
      <style:text-properties officeooo:rsid="0032c312"/>
    </style:style>
    <style:style style:name="T36" style:family="text">
      <style:text-properties officeooo:rsid="00330ecc"/>
    </style:style>
    <style:style style:name="T37" style:family="text">
      <style:text-properties officeooo:rsid="003431a1"/>
    </style:style>
    <style:style style:name="T38" style:family="text">
      <style:text-properties officeooo:rsid="0035ad2e"/>
    </style:style>
    <style:style style:name="T39" style:family="text">
      <style:text-properties officeooo:rsid="00373bb6"/>
    </style:style>
    <style:style style:name="T40" style:family="text">
      <style:text-properties officeooo:rsid="0037973a"/>
    </style:style>
    <style:style style:name="T41" style:family="text">
      <style:text-properties officeooo:rsid="003867ae"/>
    </style:style>
    <style:style style:name="T42" style:family="text">
      <style:text-properties officeooo:rsid="003a5a27"/>
    </style:style>
    <style:style style:name="T43" style:family="text">
      <style:text-properties officeooo:rsid="003be935"/>
    </style:style>
    <style:style style:name="T44" style:family="text">
      <style:text-properties officeooo:rsid="003db44b"/>
    </style:style>
    <style:style style:name="T45" style:family="text">
      <style:text-properties fo:font-weight="normal" style:font-weight-asian="normal" style:font-weight-complex="normal"/>
    </style:style>
    <style:style style:name="T46" style:family="text">
      <style:text-properties fo:font-weight="normal" officeooo:rsid="00402ac8" style:font-weight-asian="normal" style:font-weight-complex="normal"/>
    </style:style>
    <style:style style:name="T47" style:family="text">
      <style:text-properties fo:font-weight="normal" officeooo:rsid="0040c2fe" style:font-weight-asian="normal" style:font-weight-complex="normal"/>
    </style:style>
    <style:style style:name="T48" style:family="text">
      <style:text-properties fo:font-weight="normal" officeooo:rsid="004a7a28" style:font-weight-asian="normal" style:font-weight-complex="normal"/>
    </style:style>
    <style:style style:name="T49" style:family="text">
      <style:text-properties officeooo:rsid="003f72c8"/>
    </style:style>
    <style:style style:name="T50" style:family="text">
      <style:text-properties officeooo:rsid="003fc51e"/>
    </style:style>
    <style:style style:name="T51" style:family="text">
      <style:text-properties officeooo:rsid="00402ac8"/>
    </style:style>
    <style:style style:name="T52" style:family="text">
      <style:text-properties officeooo:rsid="0040c2fe"/>
    </style:style>
    <style:style style:name="T53" style:family="text">
      <style:text-properties officeooo:rsid="00445778"/>
    </style:style>
    <style:style style:name="T54" style:family="text">
      <style:text-properties officeooo:rsid="0045486b"/>
    </style:style>
    <style:style style:name="T55" style:family="text">
      <style:text-properties officeooo:rsid="00473af0"/>
    </style:style>
    <style:style style:name="T56" style:family="text">
      <style:text-properties officeooo:rsid="002c17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1"/>
      <text:p text:style-name="P1"/>
      <text:p text:style-name="P1"/>
      <text:p text:style-name="P8"><text:tab/><text:tab/><text:tab/><text:tab/></text:p>
      <text:p text:style-name="P79"><text:s text:c="7"/><text:span text:style-name="T42">ART GALLERY MANAGER</text:span><text:tab/> <text:s/><text:tab/><text:tab/></text:p>
      <text:p text:style-name="P10"><text:span text:style-name="T1"><text:s text:c="2"/><text:tab/> </text:span><text:span text:style-name="T3"><text:s/></text:span><text:span text:style-name="T5">Documento de Diseño </text:span><text:span text:style-name="T4">del juego <text:tab/><text:tab/></text:span><text:span text:style-name="T2"><text:tab/></text:span></text:p>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p>
      <text:p text:style-name="P9"/>
      <text:p text:style-name="P8">Middlederg Software<text:tab/><text:tab/></text:p>
      <text:h text:style-name="P86" text:outline-level="2"><text:soft-page-break/>Introducción</text:h>
      <text:p text:style-name="P45">Todo despega definitivamente en los años cincuenta. Tras acabar la guerra, y una vez que la vieja Europa <text:span text:style-name="T42">vuelve a despertar</text:span>, los marchantes de arte sienten que es su momento. Los estilos pictóricos se fusionan entre sí, y los cinco artistas predominantes del panorama inundan las colecciones con sus obras. Cada una de sus lienzos logra reinventar el concepto del arte, dándole otra vuelta <text:span text:style-name="T42">cuando</text:span> nadie lo esperaba. Es el verdadero arte moderno.<text:line-break/><text:line-break/>Coge tus ahorros, tus amplios conocimientos en historia del arte, y pon a tu galería en boca de todos los expertos. A pesar de que no conseguiste ganarte la vida como pintor en tu juventud en el París de entreguerras, la vida te brinda en tu madurez una nueva oportunidad, esta vez, como marchante de arte.</text:p>
      <text:p text:style-name="P24"/>
      <text:p text:style-name="P46"><text:span text:style-name="T42">Art Gallery Manager</text:span> es un juego que te permite gestionar una galería de arte y su entorno. Compraventa de cuadros, subastas, invertir en arte y obtener ganancias, tanto de manera legal como ilegal, y progresar tanto enconomicamente como, sobre todo, a obtener fama y prestigio.</text:p>
      <text:p text:style-name="P12"/>
      <text:h text:style-name="P86" text:outline-level="2">Estudio</text:h>
      <text:p text:style-name="P46">Modern Art es un juego de Middlederg software.</text:p>
      <text:p text:style-name="P12"/>
      <text:h text:style-name="P86" text:outline-level="2">Género</text:h>
      <text:p text:style-name="P47">Estrategia.</text:p>
      <text:p text:style-name="P3"/>
      <text:h text:style-name="P86" text:outline-level="2">Plataforma</text:h>
      <text:p text:style-name="P47">Windows desktop (Framework 4.0)</text:p>
      <text:p text:style-name="P3"/>
      <text:h text:style-name="P86" text:outline-level="2">Licencia</text:h>
      <text:p text:style-name="P47">Basado en el juego de mesa Modern Art de Reiner Knizia.</text:p>
      <text:p text:style-name="P13"/>
      <text:h text:style-name="P86" text:outline-level="2">Mecánica</text:h>
      <text:p text:style-name="P48">El objetivo del juego es ganar dinero, fama y pretigio. Para ello, se realizara la gestión de una o varias galerías de arte y su entorno. </text:p>
      <text:p text:style-name="P3"/>
      <text:h text:style-name="P86" text:outline-level="2">Tecnología</text:h>
      <text:p text:style-name="P49">El desarrollo del juego se llevará a cabo mediante la plataforma .NET Framework con el lenguaje C#. Se utilizará el entorno de desarrollo Visual Studio 2017 y se realizará una aplicación de Windows forms.</text:p>
      <text:p text:style-name="P49">Se requerirán, además, las siguientes librerías:</text:p>
      <text:p text:style-name="P4"/>
      <text:p text:style-name="P5">LOGROS: Describir los varios logros o hitos que el jugador obtiene mientras progresa en el juego. Estos pueden otorgar medallas, personajes secretos o puntos extra.</text:p>
      <text:p text:style-name="P5"/>
      <text:p text:style-name="P5">CÓDIGOS SECRETOS: <text:s/>Describir los códigos secretos que el jugador puede ingresar, lo que hacen y cómo son ingresados.</text:p>
      <text:p text:style-name="P5"/>
      <text:p text:style-name="P5"/>
      <text:p text:style-name="P5"/>
      <text:p text:style-name="P5"/>
      <text:h text:style-name="P85" text:outline-level="1">Los estilos</text:h>
      <text:p text:style-name="P80">Existen cinco corrientes a las que cualquier autor está adscrito desde el comienzo de su carrera. El autor solo puede pintar cuadros de su propio estilo, no obstante, puede cambiar de estilo si se lo propone, aunque lleva tiempo.</text:p>
      <text:p text:style-name="P23"><text:span text:style-name="T29">Cada partida es diferente. Empezando por el año de comienzo de partida, el estilo de moda se irá sucediendo en el tiempo. </text:span><text:span text:style-name="T26">La corriente mayoritaria puede serlo entre 1 y 4 años. Esta duración se puede ver alargada o acortada si el autor tiene mucho o poco éxito durante las subastas del año. Si durante el primer año, más de la mitad de las obras de autores de esa corriente se han vendido por encima de su precio estimado, y más de un 30 por ciento de las obras vendidas son de esa corriente, la corriente mayoritaria se renueva por otro año.</text:span></text:p>
      <text:h text:style-name="Heading_20_1" text:outline-level="1">Los autores</text:h>
      <text:p text:style-name="P14"/>
      <text:p text:style-name="P19">Los cuadros del juego son principalmente de los cinco autores destacados. Estos autores están consagrados, <text:span text:style-name="T21">pertenecen a uno de los cinco estilos presentes en el juego,</text:span> y generalmente la gente anhela <text:span text:style-name="T21">sus</text:span> obras. <text:span text:style-name="T6">Los cinco autores son los siguientes:</text:span></text:p>
      <text:p text:style-name="P6"/>
      <text:p text:style-name="Heading"><text:span text:style-name="T48">Julius / Julia</text:span><text:span text:style-name="T16"> </text:span><text:span text:style-name="T9">Nex</text:span><text:span text:style-name="T6"> (</text:span>B<text:span text:style-name="T7">elga</text:span>, 1900 - 1964<text:span text:style-name="T7">)</text:span></text:p>
      <text:p text:style-name="P19">Excelente exponente del arte moderno, con confictos extrasensoriales y problemas graves que le hicieron crear obras maestras contemporáneas.</text:p>
      <text:p text:style-name="P16">Estilo: Tracismo</text:p>
      <text:p text:style-name="P18">Visión:<text:tab/><text:span text:style-name="T23">26</text:span></text:p>
      <text:p text:style-name="P18">Técnica:<text:tab/><text:span text:style-name="T23">19</text:span></text:p>
      <text:p text:style-name="P18">Prolificidad: <text:s text:c="2"/>2</text:p>
      <text:p text:style-name="P18">Popularidad:<text:tab/> <text:s/><text:span text:style-name="T23">8</text:span></text:p>
      <text:p text:style-name="P5"/>
      <text:p text:style-name="Heading"><text:span text:style-name="T48">Alf</text:span><text:span text:style-name="T16"> </text:span><text:span text:style-name="T10">Bahut</text:span><text:span text:style-name="T7"> (</text:span>Alem<text:span text:style-name="T7">án</text:span>, 1893 – 195<text:span text:style-name="T22">2)</text:span></text:p>
      <text:p text:style-name="P19">Ilustre compositor de arte ordenado, parte fundamental del modernismo clásico, fue el primero de los grandes autores del nuevo siglo, del que bebieron los artistas posteriores.</text:p>
      <text:p text:style-name="P16">Estilo: Cubismo</text:p>
      <text:p text:style-name="P18">Visión: <text:tab/><text:span text:style-name="T23">18</text:span></text:p>
      <text:p text:style-name="P18">Técnica: <text:tab/><text:span text:style-name="T23">27</text:span></text:p>
      <text:p text:style-name="P18">Prolificidad: <text:s text:c="2"/>3</text:p>
      <text:p text:style-name="P18">Popularidad: <text:s/><text:span text:style-name="T23">7</text:span></text:p>
      <text:p text:style-name="P18"/>
      <text:p text:style-name="Heading"><text:span text:style-name="T48">Stephanie</text:span><text:span text:style-name="T16"> </text:span><text:span text:style-name="T10">Darmoir</text:span><text:span text:style-name="T7"> (</text:span>Franc<text:span text:style-name="T7">esa</text:span>, 19<text:span text:style-name="T7">24</text:span> - 19<text:span text:style-name="T7">63)</text:span></text:p>
      <text:p text:style-name="P20">Destacad<text:span text:style-name="T7">a</text:span> artista conceptual enmarcad<text:span text:style-name="T7">a</text:span> en la corriente pop art, con toques dadaistas e influencias knezieanas.</text:p>
      <text:p text:style-name="P16">Estilo: Pop art</text:p>
      <text:p text:style-name="P18">Visión:<text:tab/><text:span text:style-name="T23">25</text:span> </text:p>
      <text:p text:style-name="P18">Técnica: <text:tab/><text:span text:style-name="T23">22</text:span></text:p>
      <text:p text:style-name="P18">Prolificidad: <text:tab/>2</text:p>
      <text:p text:style-name="P18">Popularidad:<text:tab/><text:span text:style-name="T23">7</text:span></text:p>
      <text:p text:style-name="P5"/>
      <text:p text:style-name="Heading"><text:span text:style-name="T48">Arnem</text:span><text:span text:style-name="T16"> </text:span><text:span text:style-name="T10">Sadland</text:span><text:span text:style-name="T7"> (</text:span>Norueg<text:span text:style-name="T7">o</text:span>, 1912 - 19<text:span text:style-name="T7">76)</text:span></text:p>
      <text:p text:style-name="P20">Alumno abanderado de Rodalf Skwark, consiguió hacer creer a toda una generac<text:span text:style-name="T41">i</text:span>ón que el simplismo y el <text:soft-page-break/>cubismo eran una caja de hacer dinero cuando se combinaban de manera inspiradora.</text:p>
      <text:p text:style-name="P16">Estilo: Simplismo</text:p>
      <text:p text:style-name="P18">Visión:<text:tab/><text:span text:style-name="T23">25</text:span></text:p>
      <text:p text:style-name="P18">Técnica:<text:tab/><text:span text:style-name="T23">21</text:span></text:p>
      <text:p text:style-name="P18">Prolificidad: <text:s text:c="2"/>1</text:p>
      <text:p text:style-name="P18">Popularidad:<text:tab/> <text:s/><text:span text:style-name="T23">7</text:span></text:p>
      <text:p text:style-name="P5"/>
      <text:p text:style-name="Heading"><text:span text:style-name="T48">Shokido</text:span><text:span text:style-name="T16"> </text:span><text:span text:style-name="T10">Koriko</text:span><text:span text:style-name="T7"> (</text:span>Jap<text:span text:style-name="T7">onesa</text:span>, 1935, 19<text:span text:style-name="T7">65)</text:span></text:p>
      <text:p text:style-name="P20">Conocida como la jardinera del sol naciente, por dedicarse a esa actividad antes de alcanzar la fama con la novedosa vuelta de tuerca que le dio al modernismo.</text:p>
      <text:p text:style-name="P16">Estilo: Arte abstracto</text:p>
      <text:p text:style-name="P18">Visión:<text:tab/><text:span text:style-name="T23">28</text:span></text:p>
      <text:p text:style-name="P18">Técni<text:span text:style-name="T23">c</text:span>a:<text:tab/><text:span text:style-name="T23">17</text:span></text:p>
      <text:p text:style-name="P18">Prolificidad: <text:s text:c="2"/>2</text:p>
      <text:p text:style-name="P18">Popularidad: <text:s/><text:span text:style-name="T23">7</text:span></text:p>
      <text:p text:style-name="P18"/>
      <text:p text:style-name="P25">Los autores consagrados tienen una fecha programada de muerte, que si se alcanza durante el juego, hace que fallezcan. Si los cuadros disponibles de ese autor se acaban antes de que llegue esa fecha (debido a su prolificidad, se acaban) el autor fallece en ese año.</text:p>
      <text:p text:style-name="P5"/>
      <text:h text:style-name="Heading_20_3" text:outline-level="3">Otros autores</text:h>
      <text:p text:style-name="P21">Ademas, durante el juego aparecen jóvenes pintores, <text:span text:style-name="T17">de </text:span>entre 15 y 25 años, cuya carrera puedes apoyar, <text:span text:style-name="T17">f</text:span>inanciando sus estudios, sus gastos en el taller, su sueldo.</text:p>
      <text:p text:style-name="P26">Hay dos opciones de financiación:</text:p>
      <text:p text:style-name="P21">- <text:span text:style-name="T12">Con porcentaje.</text:span><text:span text:style-name="T17"> P</text:span>uedes financiarlos con un porcentaje <text:span text:style-name="T17">en base 5 (3/5, 4/5, etc)</text:span>, <text:span text:style-name="T17">pagando esa cantidad de sus gastos. De cada cinco cuadros que pinte, podrás quedarte con ese número de cuadros.</text:span></text:p>
      <text:p text:style-name="P21">- <text:span text:style-name="T12">M</text:span><text:span text:style-name="T8">ediante contrato</text:span>. <text:span text:style-name="T17">El contrato determina a grandes rasgos que el pintor es tu empleado, por tanto debes cubrir sus gastos, estudios, o sueldo. Como contrapartida, podrás quedarte con todas las obras que pinte ese autor, el porcentaje que se indique en el contrato. Cada contrato puede tener una duración de 1, 2 o 3 años.</text:span></text:p>
      <text:p text:style-name="P27">Desde los 15 a los 21 años, los jóvenes autores se encuentran en el liceo, o acedemia de bellas artes, y se deben sufragar sus estudios. Sin embargo, no cobran sueldo, la mantención <text:span text:style-name="T18">la provee el propio centro. Cuanto mejor es el liceo al que van, mayor precio, pero la posbilidad de desarrollar mejores características es mayor.</text:span></text:p>
      <text:p text:style-name="P28">Cuando el pintor cumple 21 años, si le haces contrato y tienes tu propio taller de pintura, pueden trabajar en él, pagandoles el sueldo negociado. Si no, debes pagarle el porcentaje del alquiler del taller, gastos de consumibles, y el suel<text:span text:style-name="T35">do.</text:span></text:p>
      <text:p text:style-name="P21"/>
      <text:p text:style-name="P21">El joven pintor puede abandonar la carrera artistica, y dedicarse a otra cosa, si <text:span text:style-name="T18">tú, como </text:span>mecenas, <text:span text:style-name="T18">no estás invirtiendo el suficiente porcentaje</text:span> en él.</text:p>
      <text:p text:style-name="P5"/>
      <text:h text:style-name="Heading_20_3" text:outline-level="3"><text:span text:style-name="T19">C</text:span>aracterísticas</text:h>
      <text:p text:style-name="P11"/>
      <text:p text:style-name="P7"><text:span text:style-name="T8">Visión </text:span><text:span text:style-name="T11">(1 - 30)</text:span><text:span text:style-name="T8">:</text:span> <text:span text:style-name="T27">Determina la capacidad de interpretar el arte moderno del autor.</text:span></text:p>
      <text:p text:style-name="P29">Se encuadra entre 1 y 30. Determina que nivel de atrevimiento y fuerza tendran las obras creadas. Puede aumentar y disminuir con los años, generalmente será bastante baja cuando el autor sea joven, e irá aumentando a medida que se inviertan recursos económicos en el autor.</text:p>
      <text:p text:style-name="P15"/>
      <text:p text:style-name="P5"><text:span text:style-name="T8">Tecnica </text:span><text:span text:style-name="T11">(1 - 30)</text:span><text:span text:style-name="T8">: </text:span><text:span text:style-name="T27">Habilidad para crear mejores obras.</text:span></text:p>
      <text:p text:style-name="P29">Se encuadra entre 1 y 30. Determina que nivel de color y fuerza tendrá las obras creadas. Generalmente solo puede aumentar, y lo hace en mayor medida en el periodo formativo. Con mejores maestros aumentará en mayor medida.</text:p>
      <text:p text:style-name="P15"/>
      <text:p text:style-name="P15"><text:span text:style-name="T8">Prolificidad </text:span><text:span text:style-name="T11">(2 - 5)</text:span><text:span text:style-name="T8">:</text:span> <text:span text:style-name="T28">Es la tasa de obras por año que produce un autor. Este valor es fijo para toda la </text:span><text:soft-page-break/><text:span text:style-name="T28">vida del autor, pero se puede ver afectado por cobrar por encima (+1) o por</text:span><text:span text:style-name="T20"> </text:span><text:span text:style-name="T28">debajo (-1) de la valoración objetiva del autor.</text:span></text:p>
      <text:p text:style-name="P5"/>
      <text:p text:style-name="P5"><text:span text:style-name="T8">Popularidad </text:span><text:span text:style-name="T11">(1 - 10)</text:span><text:span text:style-name="T8">:</text:span> <text:span text:style-name="T28">Indica hasta que punto el autor es conocido por la opinión pública</text:span></text:p>
      <text:p text:style-name="P30">Los jóvenes autores siempre tendrán 1.</text:p>
      <text:p text:style-name="P31">La fama puede verse afectada por los siguientes acontecimientos:</text:p>
      <text:p text:style-name="P31">+1 - El número de cuadros vendidos el año anterior por encima de su valor es mayor que los vendidos por debajo de su valor</text:p>
      <text:p text:style-name="P31">+1 – Muerte repentina del autor</text:p>
      <text:p text:style-name="P31">+1 – Escándalo</text:p>
      <text:p text:style-name="P31">+2 – El estilo del autor es la corriente mayoritaria</text:p>
      <text:p text:style-name="P17"/>
      <text:p text:style-name="P5"/>
      <text:h text:style-name="Heading_20_1" text:outline-level="1">Los cuadros</text:h>
      <text:p text:style-name="P20">Los cuadros tienen un valor estimado, que cambia con respecto a cada vez que el cuadro es vendido. Tienen las siguientes características fijas:</text:p>
      <text:p text:style-name="P20">- <text:span text:style-name="T8">Fuerza</text:span> <text:span text:style-name="T22">(1 – 10) Viene determinada por la técnica y la visión de su autor</text:span></text:p>
      <text:p text:style-name="P20">- <text:span text:style-name="T8">Color</text:span> <text:span text:style-name="T22">(1 – 10) Viene determinado por la técnica de su autor</text:span></text:p>
      <text:p text:style-name="P20">- <text:span text:style-name="T8">Atrevimiento</text:span> <text:span text:style-name="T22">(1 – 10) Viene determinado por la visión de su autor</text:span></text:p>
      <text:p text:style-name="P20"/>
      <text:p text:style-name="P20">Estas características no cambian nunca, una vez <text:span text:style-name="T24">que </text:span>se ha pintado el cuadro. Los cuadros que pinten los <text:span text:style-name="T25">autores</text:span>, tendrán unas características acordes a las habilidades de su autor.</text:p>
      <text:p text:style-name="P20">Características variables:</text:p>
      <text:p text:style-name="P22">- <text:span text:style-name="T8">Valor añadido:</text:span> <text:span text:style-name="T25">+1 o -1 cada vez que el cuadro sea vendido por encima o por debajo </text:span>de su precio <text:span text:style-name="T25">estimado</text:span>.</text:p>
      <text:p text:style-name="P20">- <text:span text:style-name="T8">Prestigio:</text:span> Suma de las tres características fijas <text:span text:style-name="T25">+ la popularidad del autor + valor añadido</text:span></text:p>
      <text:p text:style-name="P20">- <text:span text:style-name="T13">Precio</text:span><text:span text:style-name="T8"> estimado:</text:span> <text:span text:style-name="T25">Precio dependiente del prestigio.</text:span></text:p>
      <text:p text:style-name="P20">- <text:span text:style-name="T8">Interes:</text:span> Nivel de apetencia que genera en la gente para ir a ver una galería. <text:span text:style-name="T25">Media entre (FCA / 3) y popularidad del autor.</text:span></text:p>
      <text:p text:style-name="P20"/>
      <text:p text:style-name="P20"/>
      <text:h text:style-name="Heading_20_1" text:outline-level="1">Transacciones</text:h>
      <text:p text:style-name="P32"/>
      <text:p text:style-name="P32">Se organizan cuatro subastas o mercados al año, una por cada estación.</text:p>
      <text:p text:style-name="P32"/>
      <text:h text:style-name="Heading_20_3" text:outline-level="3">1° Subasta de primavera</text:h>
      <text:p text:style-name="P32">El frío nos da un respiro, y los coleccionistas de arte salen de sus mansiones para pujar por las obras que darán un aire fresco a sus galerías.</text:p>
      <text:p text:style-name="P32"/>
      <text:h text:style-name="Heading_20_3" text:outline-level="3">2° Exposición de verano</text:h>
      <text:p text:style-name="P32">Con el calor sofocante del verano a las puertas, los coleccionistas y autores exponen las obras de las que quieren deshacerse. Ocasion inmejorable para encontrar gangas.</text:p>
      <text:p text:style-name="P32"/>
      <text:h text:style-name="Heading_20_3" text:outline-level="3">3° Subasta de otoño</text:h>
      <text:p text:style-name="P32">Terminan las vacaciones de verano, y las galerías compiten por hacerse con las obras que echan en falta en sus colecciones. Debes administrar bien tu dinero para conseguir las novedades más codiciadas.</text:p>
      <text:p text:style-name="P32"/>
      <text:h text:style-name="Heading_20_3" text:outline-level="3">4° Exposición de invierno</text:h>
      <text:p text:style-name="P32">La desesperada opulencia del otoño da paso a la fria desilusion invernal, donde se pone a la venta aquello que se sobrevaloró en la anterior subasta.</text:p>
      <text:p text:style-name="P32"/>
      <text:h text:style-name="Heading_20_1" text:outline-level="1"><text:soft-page-break/>Subastas</text:h>
      <text:p text:style-name="P32">Las subastas son el medio por excelencia para conseguir obras <text:span text:style-name="T53">u</text:span> obtener ingresos. Puedes llevar las obras que te sobren en tu colección y que no quieras (máximo 4). También puedes decidir, en el momento de entregarlas, si quieres donar el importe de las obras, o si prefieres quedarte con el dinero. La casa de subastas se queda el 10 por ciento si lo donas, o el 20 si te lo quedas.</text:p>
      <text:p text:style-name="P32"/>
      <text:p text:style-name="P32">También puedes pujar por las obras que hayan llevado otros coleccionistas. Siempre se establece un tipo de puja y un precio de salida. La casa te sugerirá un precio, pero puedes modificarlo.</text:p>
      <text:p text:style-name="P32"/>
      <text:p text:style-name="P32">Las pujas duran 7 días, es decir, tienes 7 turnos para pujar o pasar. Los tipos de pujas son los siguientes:</text:p>
      <text:p text:style-name="P32">- Abierta: Cada postor en cada turno hace, si quiere, una puja por el cuadro. <text:span text:style-name="T53">Se entrega como fianza el 20 <text:s/>por ciento de la apuesta realizada.</text:span></text:p>
      <text:p text:style-name="P32">- A ciegas: Cada postor hace su apuesta en secreto, entregando la cantidad ofertada. La apuesta más alta, después de los siete días, se llevará el cuadro, y los demás postores recuperarán su dinero. Aunque no se sepa la cantidad puesta por cada entidad que puja, el número de postores si que es público.</text:p>
      <text:p text:style-name="P32"/>
      <text:h text:style-name="Heading_20_1" text:outline-level="1">Exposiciones</text:h>
      <text:p text:style-name="P32">Las exposiciones contienen muestras de arte que, tanto los autores como otras galerías, tratan de vender a un precio fijo. <text:span text:style-name="T30">Tienen una duración únicamente de tres días, de viernes a domingo.</text:span> Tu puedes poner a la venta hasta 4 obras. La galería que primero ofrezca el precio establecido de salida, conseguirá el cuadro.</text:p>
      <text:p text:style-name="P32">Tipos de entradas:</text:p>
      <text:p text:style-name="P32">- <text:span text:style-name="T30">Reducida. Entrada para un día. La entrada de día para el domingo es la más barata, ya que las mejores obras ya se habrán acabado.</text:span></text:p>
      <text:p text:style-name="P32">- <text:span text:style-name="T30">Completa. Entrada para los tres días de exposición.</text:span></text:p>
      <text:p text:style-name="P32">- Preferente: Tienes derecho a ofrecer un precio por una obra antes que nadie.</text:p>
      <text:p text:style-name="P32">- Tarifa plana: Con un descuento fijo del 15% sobre todas las obras.</text:p>
      <text:p text:style-name="P32"/>
      <text:p text:style-name="P32">¡No hay que olvidarse de los impuestos! Cada transacción de compraventa estará grabada con un 8% de impuestos estatales. Este valor podra variar dependiendo del lugar de origen de la galería del jugador.</text:p>
      <text:p text:style-name="P32">Los impuestos se pueden evitar desarrollando la habilidad ingeniería fiscal, pero hay que tener en cuenta que hacienda puede descubrir el pufo, lo que acarrearía importantes multas.</text:p>
      <text:p text:style-name="P32"/>
      <text:p text:style-name="P32"/>
      <text:h text:style-name="P84" text:outline-level="1">Jugador</text:h>
      <text:p text:style-name="P33">Cuando comienza una nueva partida, el jugador selecciona:</text:p>
      <text:p text:style-name="P33">- Año de comienzo (Entre 1955 y 1965)</text:p>
      <text:p text:style-name="P41">- <text:span text:style-name="T54">Sus datos personales como mecenas virtual (nombre, apellidos, y fecha de nacimiento)</text:span></text:p>
      <text:p text:style-name="P33">- Predilección por un estilo</text:p>
      <text:p text:style-name="P33">- Ciudad de origen</text:p>
      <text:p text:style-name="P33">- Dificultad (1. Aprendiz – 2. Aspirante – 3. Maestro)</text:p>
      <text:p text:style-name="P33"/>
      <text:p text:style-name="P33">Además, el jugador comienza con:</text:p>
      <text:p text:style-name="P33">- Una galería situada en la ciudad inicial escogida, con capacidad para exponer 4 obras.</text:p>
      <text:p text:style-name="P33">- Algunos miles de dólares en su cuenta, dependiendo de la dificultad. ( 15000 / <text:span text:style-name="T31">Dificultad</text:span>)</text:p>
      <text:p text:style-name="P33">- Un cuadro inicial, del autor consagrado perteneciente al estilo por el que se ha seleccionado predilección, y regalo personal del autor a la familia del jugador. <text:span text:style-name="T35">En modo aprendiz puedes elegir el cuadro, en modo aspirante es al azar, y en modo maestro es uno de características más bajas</text:span></text:p>
      <text:p text:style-name="P33"/>
      <text:h text:style-name="Heading_20_1" text:outline-level="1">Objetivo</text:h>
      <text:p text:style-name="P33">El objetivo del juego es conseguir la máxima puntuación posible antes de que finalicen los años que dura el juego (<text:span text:style-name="T31">15 /</text:span> Dificultad). <text:span text:style-name="T32">La puntuación depende tanto del patrimonio económico como del prestigio.</text:span></text:p>
      <text:p text:style-name="P83">La fecha de finalización se podrá ver si el jugador va al oráculo. El oráculo echa las cartas y estima la fecha de la muerte del jugador, que es cuando termina la partida.</text:p>
      <text:p text:style-name="P33"/>
      <text:h text:style-name="Heading_20_1" text:outline-level="1">Caracteristicas</text:h>
      <text:p text:style-name="P43">Las siguientes caracteristicas definen al jugador y se ven alteradas por eventos que ocurren durante la partida:</text:p>
      <text:p text:style-name="P43"/>
      <text:h text:style-name="Heading_20_3" text:outline-level="3">Patrimonio</text:h>
      <text:p text:style-name="P33">El patrimonio ecónomico <text:span text:style-name="T32">define la riqueza del jugador se compone de:</text:span></text:p>
      <text:p text:style-name="P33"/>
      <text:p text:style-name="P33"><text:span text:style-name="T8"><text:tab/>- Dinero en efectivo.</text:span> <text:span text:style-name="T32">Líquido con el que se cuenta y que se puede gastar de manera inmediata.</text:span></text:p>
      <text:p text:style-name="P43"><text:span text:style-name="T8"><text:tab/>- Activos</text:span>. Valor de los edificios que albergan las galerías de arte y almacenes, así como todas las <text:tab/>obras que posee el jugador</text:p>
      <text:p text:style-name="P33"/>
      <text:h text:style-name="Heading_20_3" text:outline-level="3">Prestigio</text:h>
      <text:p text:style-name="P33"><text:span text:style-name="T32">El prestigio es la s</text:span>uma de varios factores:</text:p>
      <text:p text:style-name="P33"/>
      <text:p text:style-name="P66">Gastos anuales</text:p>
      <text:p text:style-name="P51">Es nec<text:span text:style-name="T42">e</text:span>s<text:span text:style-name="T42">a</text:span>rio incluir en la partida presupuestaria anual varios gastos que afectan a toda la sociedad del jugador. Estos contratos duran un año, y al comienzo del año siguiente se renueva el contrato o se cambia de compañía.</text:p>
      <text:p text:style-name="P51"/>
      <text:p text:style-name="P35"><text:span text:style-name="T8">- Mantenimiento.</text:span> <text:span text:style-name="T39">Es necesario contar con un servicio de mantenimiento. Este se establece con una empresa de mantenimiento, y sirve para todos los almacenes y galerías</text:span>. Trasladan obras, reparan averias, etc. Coste <text:span text:style-name="T39">anual: Superficie total x media de visitantes mensuales x modificador</text:span></text:p>
      <text:p text:style-name="P35"/>
      <text:p text:style-name="P51"><text:span text:style-name="T8">- Seguro</text:span><text:span text:style-name="T15">s</text:span><text:span text:style-name="T8">.</text:span> Es necesario contratar un seguro anual, que por lo menos cubra la responsabilidad civil. También se pueden contratar seguros más amplios, que cubran inundaciones, incendios, o incluso asegurar las obras expuestas. Pueden ocurrir desastres, por medio de eventos, que afecten a las galerías, por lo que un buen seguro puede dar lugar a una buena compensación económica.</text:p>
      <text:p text:style-name="P36"/>
      <text:p text:style-name="P63">- Contabilidad.</text:p>
      <text:p text:style-name="P36">Ahorro de costes. Permite pagar menores sueldos, menores gastos de suministros.</text:p>
      <text:p text:style-name="P36">Negociante. Permite pagar menos en las compras, excepto obras.</text:p>
      <text:p text:style-name="P36">Ingeniería fiscal. Permite evitar impuestos.</text:p>
      <text:p text:style-name="P36"><text:soft-page-break/></text:p>
      <text:h text:style-name="Heading_20_3" text:outline-level="3"/>
      <text:h text:style-name="Heading_20_2" text:outline-level="2">Galería de arte</text:h>
      <text:p text:style-name="P74"><text:span text:style-name="T38">Las galerías de arte son pequeños museos privados en los que los propietarios exponen obras. La gente puede visitarlas a cambio de pagar una entrada. </text:span>Además, el jugador puede contratar a empleados para varias tareas, los cuales pueden contar con habilidades. Cada empleado tendra un nivel en cada habilidad, que influirá en mayor o menor medida en el entorno. Cuanto más se invierta en sueldos, más prosperará el negocio.</text:p>
      <text:p text:style-name="P74"/>
      <text:p text:style-name="P69">Ubicación: <text:span text:style-name="T46">Distrito bohemio – Centro de </text:span><text:span text:style-name="T47">la ciudad</text:span><text:span text:style-name="T46"> – Barrio residencial – Arrabales</text:span></text:p>
      <text:p text:style-name="P76">La ubicacion encarece o abarata el precio del alquiler (+ 25%, +10%, -40%, -60%)</text:p>
      <text:p text:style-name="P74"/>
      <text:p text:style-name="P75"><text:span text:style-name="T8">Coste de la entrada:</text:span> Es el coste de la entrada para cada visitante, únicamente para ese día. Puede ser gratuita o llegar a costar un máximo de 2 <text:span text:style-name="T50">dólares</text:span> por obra expuesta.</text:p>
      <text:p text:style-name="P75"/>
      <text:p text:style-name="P75"><text:span text:style-name="T8">Día gratuito:</text:span> Puedes establecer un día gratuito, o una tarde gratuita. Esto ayuda al prestigio.</text:p>
      <text:p text:style-name="P62"/>
      <text:p text:style-name="P34"><text:span text:style-name="T8">Superficie</text:span>: Metros cuadrados de la galería. <text:span text:style-name="T36">Suele oscilar entre 30 y 60 metros cuadrados.</text:span> Por cada <text:span text:style-name="T36">ocho</text:span> metros cuadrados se puede albergar una obra. <text:s/>La galeria se puede ampliar de tamaño, para que quepan mas obras. <text:span text:style-name="T36">Hay cinco niveles de ampliación alcanzables:</text:span></text:p>
      <text:p text:style-name="P50">+ 16 metros -&gt; 2 huecos</text:p>
      <text:p text:style-name="P50">+ 16 metros -&gt; 2 huecos</text:p>
      <text:p text:style-name="P50">+ 24 metros -&gt; 3 huecos</text:p>
      <text:p text:style-name="P50">+ 32 metros -&gt; 4 huecos</text:p>
      <text:p text:style-name="P50">+ 40 metros -&gt; 5 huecos</text:p>
      <text:p text:style-name="P44"/>
      <text:p text:style-name="P61"><text:span text:style-name="T36">Estado de </text:span>Suministros:</text:p>
      <text:p text:style-name="P44"><text:tab/>- Luz: <text:tab/><text:tab/>Sin instalación – Instalación simple – Instalación moderna</text:p>
      <text:p text:style-name="P44"><text:tab/>- Agua:<text:tab/><text:tab/><text:span text:style-name="T43">Tuberías de plomo - Tuberías de cobre – Tuberías de PVC</text:span></text:p>
      <text:p text:style-name="P44"><text:tab/>- Calefacción:<text:tab/><text:span text:style-name="T36">Sin calefacción – Calefacción a carbón - Calefacción gas – Calefacción eléctrica</text:span></text:p>
      <text:p text:style-name="P44"><text:tab/>- Teléfono:<text:tab/><text:span text:style-name="T36">Sin instalación – Un teléfono - Centralita</text:span></text:p>
      <text:p text:style-name="P33"/>
      <text:p text:style-name="P44"><text:span text:style-name="T8">Número de cuartos de baño:</text:span> Normalente se requiere uno por cada 90 metros. <text:span text:style-name="T33">Dependiente de la legislación de cada pais.</text:span></text:p>
      <text:p text:style-name="P33"/>
      <text:p text:style-name="P65"/>
      <text:p text:style-name="Subtitle">Gestión de las galerías</text:p>
      <text:p text:style-name="P78">De manera global a todas las galerías, se gestionan los siguentes gastos:</text:p>
      <text:p text:style-name="P65"/>
      <text:p text:style-name="P33"><text:span text:style-name="T8">Gastos suministros.</text:span> Hay que pagar luz, agua, calefacción, telefono, internet. Si una galería nueva no tiene un suministro instalado, se puede pagar el coste de instalacion. <text:span text:style-name="T34">El cálculo de los suministros se realiza de la siguiente manera:</text:span></text:p>
      <text:p text:style-name="P34">- Luz -&gt; superficie x visitantes x modificadorLuz + coste basico de luz</text:p>
      <text:p text:style-name="P34">- Agua -&gt; <text:span text:style-name="T51">numero cuartos baño</text:span> x visitantes x modificador<text:span text:style-name="T51">Agua</text:span> + coste basico de <text:span text:style-name="T51">agua</text:span></text:p>
      <text:p text:style-name="P33">- Calefaccion -&gt; igual que luz de octubre a marzo, dependiendo de la latitud de la ciudad.</text:p>
      <text:p text:style-name="P34">- <text:span text:style-name="T36">Teléfono</text:span> -&gt; <text:span text:style-name="T36">Número empleados x modificador telefono</text:span></text:p>
      <text:p text:style-name="P33"/>
      <text:p text:style-name="P61">Seguridad</text:p>
      <text:p text:style-name="P78">Se debe elegir si contratar una empresa de seguridad. <text:span text:style-name="T56">Se puede cambiar de proveedor para el año siguiente.</text:span> Cada empresa ofrecerá una serie de cosas en el pack, pertenecientes a estas tres categorías</text:p>
      <text:p text:style-name="P33"><text:span text:style-name="T8"><text:tab/>- Circuito de vigilancia: </text:span>Sin vigilancia - Con circuito cerrado de televisión</text:p>
      <text:p text:style-name="P34"><text:span text:style-name="T8"><text:tab/>- Alarma: </text:span>Sin alarma – <text:span text:style-name="T51">Perros guardianes – Alarma electrónica</text:span></text:p>
      <text:p text:style-name="P42"><text:span text:style-name="T14"><text:tab/>- Número de vigilantes</text:span><text:span text:style-name="T8">: </text:span>Numero de guardias de seguridad contratados. Cada guardia cubre 20 <text:tab/>horas semanales de vigilancia efectiva</text:p>
      <text:p text:style-name="P42">Cada opcion tiene una efectividad, y un precio anual. </text:p>
      <text:p text:style-name="P33"/>
      <text:p text:style-name="P70">Empleados</text:p>
      <text:p text:style-name="P58">Limpieza. <text:span text:style-name="T52">Necesitarás 1 limpiador por cada 50 metros que tengas de galería.</text:span></text:p>
      <text:p text:style-name="P37"><text:soft-page-break/>Taquilleros. <text:span text:style-name="T52">Necesarios 2 taquilleros para abrir la galería</text:span></text:p>
      <text:p text:style-name="P37"><text:span text:style-name="T40">C</text:span>uidadores. <text:span text:style-name="T52">Necesario 1 cuidador por cada 10 obras</text:span></text:p>
      <text:p text:style-name="P57">Guías. Añade prestigio a la galería</text:p>
      <text:p text:style-name="P35"/>
      <text:p text:style-name="P33"/>
      <text:p text:style-name="P33"/>
      <text:p text:style-name="P33"/>
      <text:p text:style-name="P33"/>
      <text:p text:style-name="P33"/>
      <text:p text:style-name="P33"/>
      <text:p text:style-name="P67">Almacén</text:p>
      <text:p text:style-name="P37">El almacen aloja las obras no expuestas, pero dependiendo de la calidad del sitio, las obras necesitaran cierta restauración. Llegado un punto de no retorno, la obra se estropeará y perderá todo su valor.</text:p>
      <text:p text:style-name="P59">Puede albergar hasta 4 obras, y se pueden hacer dos ampliaciones de +2 obras cada una.</text:p>
      <text:p text:style-name="P52"/>
      <text:h text:style-name="Heading_20_1" text:outline-level="1">TTI / Tecnologías, innovaciones e inversiones</text:h>
      <text:p text:style-name="P53">Para optimizar tu emporio, se puede invertir dinero en diferentes tipos de mejoras. A corto plazo supone una inversión, pero a largo plazo permite obtener beneficios.</text:p>
      <text:p text:style-name="P55">El funcionamiento de estas tecnologías es senc<text:span text:style-name="T55">i</text:span>llo: Cada año, permite elegir tres de ellas, pagando su precio. Su precio variará dependiendo de factores externos.</text:p>
      <text:p text:style-name="P53"/>
      <text:p text:style-name="P71">Crisis en el sector</text:p>
      <text:p text:style-name="P77">La crisis hace mella en los sueldos, y hay que apretarse el cinturón.</text:p>
      <text:p text:style-name="P54"><text:span text:style-name="T45">- Dis</text:span>minuye los sueldos de empleados un 25%.</text:p>
      <text:p text:style-name="P54">- <text:span text:style-name="T44">Activable solo si hubiera crisis. (Si el año anterior hubo crisis, 75% de posibilidad de que esté activo. Si no, 25%)</text:span></text:p>
      <text:p text:style-name="P54"/>
      <text:p text:style-name="P71">Contactos con empresas suministradoras</text:p>
      <text:p text:style-name="P39"><text:span text:style-name="T43">- Ahorra costes en los suministros, disminuyendo los</text:span> gastos de <text:span text:style-name="T43">agua, luz y gas.</text:span></text:p>
      <text:p text:style-name="P39">- <text:span text:style-name="T44">Activable dependiendo de tu prestigio.</text:span></text:p>
      <text:p text:style-name="P39"/>
      <text:p text:style-name="P68">Marchante tacaño</text:p>
      <text:p text:style-name="P40">- Permite pagar menos en las compras, excepto obras.</text:p>
      <text:p text:style-name="P38"/>
      <text:p text:style-name="P64">Ingeniería fiscal</text:p>
      <text:p text:style-name="P40">- Permite evitar <text:span text:style-name="T49">el pago de los impuestos derivados de la venta de obras</text:span>.</text:p>
      <text:p text:style-name="P38"/>
      <text:p text:style-name="P68">Falsificador</text:p>
      <text:p text:style-name="P56">¿Quién no soñó alguna vez con resucitar obras perdidas? Tan sencillo con contratar al profesional adecuado: Un imitador discreto y eficiente.</text:p>
      <text:p text:style-name="P40"><text:span text:style-name="T49">- R</text:span>ecrea una de las obras que hayas tenido que desechar por falta de mantenimiento.</text:p>
      <text:p text:style-name="P40">- <text:span text:style-name="T49">Activable cuando tengas algúna obra deshechada</text:span></text:p>
      <text:p text:style-name="P40">- <text:span text:style-name="T55">Si se descubre la falsificación, tu prestigio descenderá</text:span></text:p>
      <text:p text:style-name="P33"/>
      <text:p text:style-name="P72">Donar obras al museo de arte nacional</text:p>
      <text:p text:style-name="P60">Puedes elegir entre 1 y 3 obras, y donarlas para siempre al museo de arte nacional estatal. Gracias a esa acción, ganarás prestigio, dependiendo de las obras que hayas donado.</text:p>
      <text:p text:style-name="P33"/>
      <text:p text:style-name="P33"/>
      <text:p text:style-name="P33"/>
      <text:h text:style-name="Heading_20_1" text:outline-level="1">EVENTOS</text:h>
      <text:p text:style-name="P59"/>
      <text:p text:style-name="P73">Crisis económica</text:p>
      <text:p text:style-name="P59">Puede ocurrir que, al inicio del año, ese año resulte ser una año de crisis. Esto afectará de manera directa o indirecta a otros aspectos del juego.</text:p>
      <text:p text:style-name="P33"/>
      <text:p text:style-name="P33"/>
      <text:p text:style-name="P43">Desarrollo <text:span text:style-name="T37">del juego</text:span></text:p>
      <text:p text:style-name="P43"><text:soft-page-break/></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rebuchet MS" fo:font-family="'Trebuchet MS'"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pt" fo:font-weight="bold" style:font-size-asian="10pt" style:font-weight-asian="bold" style:font-size-complex="10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3M4S</meta:editing-duration>
    <meta:editing-cycles>41</meta:editing-cycles>
    <meta:generator>LibreOffice/6.0.2.1$Windows_X86_64 LibreOffice_project/f7f06a8f319e4b62f9bc5095aa112a65d2f3ac89</meta:generator>
    <dc:date>2020-01-13T19:18:55.581000000</dc:date>
    <meta:document-statistic meta:table-count="0" meta:image-count="0" meta:object-count="0" meta:page-count="10" meta:paragraph-count="215" meta:word-count="3193" meta:character-count="19093" meta:non-whitespace-character-count="16026"/>
    <meta:user-defined meta:name="Info 1"/>
    <meta:user-defined meta:name="Info 2"/>
    <meta:user-defined meta:name="Info 3"/>
    <meta:user-defined meta:name="Info 4"/>
  </office:meta>
</office:document-meta>
</file>